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0a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0a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0a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7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9c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5d7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2e468a" style:font-name-asian="Courier New" style:font-name-complex="Courier New"/>
    </style:style>
    <style:style style:name="T3" style:family="text">
      <style:text-properties style:font-name="Times New Roman" officeooo:rsid="0015d720" style:font-name-asian="Courier New" style:font-name-complex="Courier New"/>
    </style:style>
    <style:style style:name="T4" style:family="text">
      <style:text-properties style:font-name="Times New Roman" officeooo:rsid="00179c7b" style:font-name-asian="Courier New" style:font-name-complex="Courier New"/>
    </style:style>
    <style:style style:name="T5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2"><draw:frame draw:style-name="fr1" draw:name="Object572" text:anchor-type="as-char" svg:y="-0.2937in" svg:width="6.7972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3" text:anchor-type="as-char" svg:y="-0.6937in" svg:width="3.0484in" svg:height="1.33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2"><text:span text:style-name="MathematicaFormatStandardForm"><text:span text:style-name="T2"/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5"><draw:frame draw:style-name="fr1" draw:name="Object575" text:anchor-type="as-char" svg:y="-0.2043in" svg:width="2.6437in" svg:height="0.32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1" text:anchor-type="as-char" svg:y="-0.2937in" svg:width="4.4201in" svg:height="0.538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2" text:anchor-type="as-char" svg:y="-0.2937in" svg:width="4.3217in" svg:height="0.5382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4" text:anchor-type="as-char" svg:y="-0.2043in" svg:width="5.0646in" svg:height="0.347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><draw:frame draw:style-name="fr1" draw:name="Object5" text:anchor-type="as-char" svg:y="-0.1425in" svg:width="5.7244in" svg:height="0.285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2"/></text:span></text:p>
      <text:p text:style-name="P1"><text:span text:style-name="MathematicaFormatStandardForm"><text:span text:style-name="T1"/></text:span></text:p>
      <text:p text:style-name="P6"><text:span text:style-name="MathematicaFormatStandardForm"><text:span text:style-name="T3">1. First Example</text:span></text:span></text:p>
      <text:p text:style-name="P4"><text:span text:style-name="MathematicaFormatStandardForm"><text:span text:style-name="T3">2. Varying Frequency</text:span></text:span></text:p>
      <text:p text:style-name="P4"><text:span text:style-name="MathematicaFormatStandardForm"><text:span text:style-name="T3">3. Varying Amplitude</text:span></text:span></text:p>
      <text:p text:style-name="P5"><text:span text:style-name="MathematicaFormatStandardForm"><text:span text:style-name="T3"/></text:span></text:p>
      <text:p text:style-name="P5"><text:span text:style-name="MathematicaFormatStandardForm"><text:span text:style-name="T4">4</text:span></text:span><text:span text:style-name="MathematicaFormatStandardForm"><text:span text:style-name="T3">. </text:span></text:span><text:span text:style-name="MathematicaFormatStandardForm"><text:span text:style-name="T4">Reflection Formula</text:span></text:span></text:p>
      <text:p text:style-name="P5"><text:span text:style-name="MathematicaFormatStandardForm"><text:span text:style-name="T4"/></text:span></text:p>
      <text:p text:style-name="P5"><text:span text:style-name="MathematicaFormatStandardForm"><text:span text:style-name="T4">5</text:span></text:span><text:span text:style-name="MathematicaFormatStandardForm"><text:span text:style-name="T3">. Harmonic Sum as Smooth Wave + Zeta</text:span></text:span></text:p>
      <text:p text:style-name="P4"><text:span text:style-name="MathematicaFormatStandardForm"><text:span text:style-name="T4">6</text:span></text:span><text:span text:style-name="MathematicaFormatStandardForm"><text:span text:style-name="T3">. Where are Zeta Zeros</text:span></text:span></text:p>
      <text:p text:style-name="P4"><text:span text:style-name="MathematicaFormatStandardForm"><text:span text:style-name="T4">7</text:span></text:span><text:span text:style-name="MathematicaFormatStandardForm"><text:span text:style-name="T3">. Polynomial as Product of Zeros</text:span></text:span></text:p>
      <text:p text:style-name="P4"><text:span text:style-name="MathematicaFormatStandardForm"><text:span text:style-name="T4">8</text:span></text:span><text:span text:style-name="MathematicaFormatStandardForm"><text:span text:style-name="T3">. Harmonic Sum + Prime Counting Using Zeta Zeros</text:span></text:span></text:p>
      <text:p text:style-name="P4"><text:span text:style-name="MathematicaFormatStandardForm"><text:span text:style-name="T3"/></text:span></text:p>
      <text:p text:style-name="P4"><text:span text:style-name="MathematicaFormatStandardForm"><text:span text:style-name="T3"/></text:span></text:p>
      <text:p text:style-name="P4"><text:span text:style-name="MathematicaFormatStandardForm"><text:span text:style-name="T3"/></text:span></text:p>
      <text:p text:style-name="P4"><text:span text:style-name="MathematicaFormatStandardForm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30:56.032000000</meta:creation-date>
    <dc:date>2016-12-19T16:38:17.676000000</dc:date>
    <meta:editing-duration>PT18H18M11S</meta:editing-duration>
    <meta:editing-cycles>5</meta:editing-cycles>
    <meta:generator>LibreOffice/5.0.0.5$Windows_x86 LibreOffice_project/1b1a90865e348b492231e1c451437d7a15bb262b</meta:generator>
    <meta:document-statistic meta:table-count="0" meta:image-count="0" meta:object-count="7" meta:page-count="3" meta:paragraph-count="15" meta:word-count="40" meta:character-count="219" meta:non-whitespace-character-count="187"/>
  </office:meta>
</office:document-meta>
</file>

<file path=Object 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sub>
            <mi>f</mi>
            <mn>1</mn>
          </msub>
        </mrow>
      </mrow>
      <mrow>
        <mo fence="true" stretchy="false">(</mo>
        <mrow>
          <mrow>
            <mi>n</mi>
            <mi>,</mi>
            <mrow>
              <mn>1</mn>
              <mo stretchy="false">+</mo>
              <mi>x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t</mi>
                      <mi>x</mi>
                    </msub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p>
                        <mi>j</mi>
                        <mrow>
                          <mo stretchy="false">−</mo>
                          <mi>s</mi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i>x</mi>
                          </mrow>
                        </mrow>
                      </mrow>
                      <mo fence="true" stretchy="false">)</mo>
                    </mrow>
                    <mtext>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((1-(1+x)^{1-s})%zeta(s))^z]_n = 1 + f_1( n,1+x ) " where " f_k(n,j) = left lbrace
  stack {
    t_x(j)  cdot j^-s cdot ({z+1}over k-1)(1+f_{k+1}(n over j, 1+x))+f_k(n,j+x) " if" n&gt;=j#
    0"                                                                                    if"n&lt;j
  }
right none
</annotation>
  </semantics>
</math>
</file>

<file path=Object 2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row>
            <mi>x</mi>
            <mi>,</mi>
            <mrow>
              <mn>1</mn>
              <mo stretchy="false">+</mo>
              <mi>d</mi>
            </mrow>
          </mrow>
        </mrow>
        <mo fence="true" stretchy="false">)</mo>
      </mrow>
      <mtext> where </mtext>
      <msub>
        <mi>f</mi>
        <mi>k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f</mi>
                      <mi>k</mi>
                    </msub>
                    <mrow>
                      <mrow>
                        <mo fence="true" stretchy="false">(</mo>
                        <mrow>
                          <mrow>
                            <mi>x</mi>
                            <mi>,</mi>
                            <mrow>
                              <mi>t</mi>
                              <mo stretchy="false">+</mo>
                              <mi>d</mi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θ</mi>
                        <mi>d</mi>
                      </msub>
                    </mrow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row>
                              <mfrac>
                                <mn>1</mn>
                                <mi>k</mi>
                              </mfrac>
                              <mo stretchy="false">−</mo>
                              <msub>
                                <mi>f</mi>
                                <mrow>
                                  <mi>k</mi>
                                  <mo stretchy="false">+</mo>
                                  <mn>1</mn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x</mi>
                                    <mi>t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d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text> if</mtext>
                    <mrow>
                      <mi>x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if</mtext>
                    <mrow>
                      <mi>x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f_1( x,1+d ) " where " f_k(x,t) = left lbrace
  stack {
    f_k(x,t+d) + %theta_d(t)  cdot (1 over k-f_{k+1}(x over t, 1+d)) " if" x&gt;=t#
    0"                                                              if"x&lt;t
  }
right none
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row>
              <mn>1</mn>
              <mo stretchy="false">+</mo>
              <mi>d</mi>
            </mrow>
          </mrow>
        </mrow>
        <mo fence="true" stretchy="false">)</mo>
      </mrow>
      <mtext> where </mtext>
      <mi>f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i>,</mi>
                            <mrow>
                              <mi>t</mi>
                              <mo stretchy="false">+</mo>
                              <mi>d</mi>
                            </mrow>
                          </mrow>
                        </mrow>
                        <mo fence="true" stretchy="false">)</mo>
                      </mrow>
                      <mo stretchy="false">+</mo>
                      <msub>
                        <mi mathvariant="normal">θ</mi>
                        <mi>d</mi>
                      </msub>
                    </mrow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i>log</mi>
                            <mrow>
                              <mi>t</mi>
                              <mo stretchy="false">−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x</mi>
                                    <mi>t</mi>
                                  </mfrac>
                                  <mi>,</mi>
                                  <mrow>
                                    <mn>1</mn>
                                    <mo stretchy="false">+</mo>
                                    <mi>d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text> if</mtext>
                    <mrow>
                      <mi>x</mi>
                      <mo stretchy="false">≥</mo>
                      <mi>t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if</mtext>
                    <mrow>
                      <mi>x</mi>
                      <mo stretchy="false">&lt;</mo>
                      <mi>t</mi>
                    </mrow>
                  </mrow>
                </mtd>
              </mtr>
            </mtable>
          </mrow>
        </mrow>
      </mrow>
    </mrow>
    <annotation encoding="StarMath 5.0">f( x,1+d ) " where " f(x,t) = left lbrace
  stack {
    f(x,t+d) + %theta_d(t)  cdot (log t -f(x over t, 1+d)) " if" x&gt;=t#
    0"                                                              if"x&lt;t
  }
right none
</annotation>
  </semantics>
</math>
</file>

<file path=Object 4/content.xml><?xml version="1.0" encoding="utf-8"?>
<math xmlns="http://www.w3.org/1998/Math/MathML" display="block">
  <semantics>
    <mrow>
      <msub>
        <mi mathvariant="normal">θ</mi>
        <mi>d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⌊</mo>
                  <mrow>
                    <mi>t</mi>
                  </mrow>
                  <mo fence="true" stretchy="false">⌋</mo>
                </mrow>
                <mo stretchy="false">−</mo>
                <mrow>
                  <mo fence="true" stretchy="false">⌊</mo>
                  <mrow>
                    <mrow>
                      <mi>t</mi>
                      <mo stretchy="false">−</mo>
                      <mi>d</mi>
                    </mrow>
                  </mrow>
                  <mo fence="true" stretchy="false">⌋</mo>
                </mrow>
              </mrow>
            </mrow>
            <mo fence="true" stretchy="false">)</mo>
          </mrow>
          <mo stretchy="false">−</mo>
          <mrow>
            <mrow>
              <mo fence="true" stretchy="false">(</mo>
              <mrow>
                <mrow>
                  <mn>1</mn>
                  <mo stretchy="false">+</mo>
                  <mi>d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t</mi>
                        <mrow>
                          <mn>1</mn>
                          <mo stretchy="false">+</mo>
                          <mi>d</mi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t</mi>
                          <mo stretchy="false">−</mo>
                          <mi>d</mi>
                        </mrow>
                        <mrow>
                          <mn>1</mn>
                          <mo stretchy="false">+</mo>
                          <mi>d</mi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%theta_d(t) = (lfloor t rfloor - lfloor t - d rfloor )-(1+d) cdot (lfloor t over {1+d} rfloor - lfloor {t - d} over {1+d} rfloor )</annotation>
  </semantics>
</math>
</file>

<file path=Object 5/content.xml><?xml version="1.0" encoding="utf-8"?>
<math xmlns="http://www.w3.org/1998/Math/MathML" display="block">
  <semantics>
    <mrow>
      <msub>
        <mi>f</mi>
        <mi>d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row>
                <mn>1</mn>
                <mo stretchy="false">+</mo>
                <mrow>
                  <mi>t</mi>
                  <mo stretchy="false">⋅</mo>
                  <mi>d</mi>
                </mrow>
              </mrow>
              <mo stretchy="false">≤</mo>
              <mi>n</mi>
            </mrow>
          </munder>
          <msub>
            <mi mathvariant="normal">θ</mi>
            <mi>d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−</mo>
        <mrow>
          <mfrac>
            <mn>1</mn>
            <mn>2</mn>
          </mfrac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t</mi>
                        <mo stretchy="false">⋅</mo>
                        <mi>d</mi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row>
                          <mi>u</mi>
                          <mo stretchy="false">⋅</mo>
                          <mi>d</mi>
                        </mrow>
                      </mrow>
                    </mrow>
                    <mo fence="true" stretchy="false">)</mo>
                  </mrow>
                  <mo stretchy="false">≤</mo>
                  <mi>n</mi>
                </mrow>
              </mrow>
            </munder>
            <msub>
              <mi mathvariant="normal">θ</mi>
              <mi>d</mi>
            </msub>
          </mrow>
        </mrow>
      </mrow>
      <mrow>
        <mo fence="true" stretchy="false">(</mo>
        <mrow>
          <mi>t</mi>
        </mrow>
        <mo fence="true" stretchy="false">)</mo>
      </mrow>
      <msub>
        <mi mathvariant="normal">θ</mi>
        <mi>d</mi>
      </msub>
      <mrow>
        <mrow>
          <mo fence="true" stretchy="false">(</mo>
          <mrow>
            <mi>u</mi>
          </mrow>
          <mo fence="true" stretchy="false">)</mo>
        </mrow>
        <mo stretchy="false">+</mo>
        <mrow>
          <mfrac>
            <mn>1</mn>
            <mn>3</mn>
          </mfrac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t</mi>
                        <mo stretchy="false">⋅</mo>
                        <mi>d</mi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u</mi>
                        <mo stretchy="false">⋅</mo>
                        <mi>d</mi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row>
                          <mi>v</mi>
                          <mo stretchy="false">⋅</mo>
                          <mi>d</mi>
                        </mrow>
                      </mrow>
                    </mrow>
                    <mo fence="true" stretchy="false">)</mo>
                  </mrow>
                  <mo stretchy="false">≤</mo>
                  <mi>n</mi>
                </mrow>
              </mrow>
            </munder>
            <msub>
              <mi mathvariant="normal">θ</mi>
              <mi>d</mi>
            </msub>
          </mrow>
        </mrow>
      </mrow>
      <mrow>
        <mo fence="true" stretchy="false">(</mo>
        <mrow>
          <mi>t</mi>
        </mrow>
        <mo fence="true" stretchy="false">)</mo>
      </mrow>
      <msub>
        <mi mathvariant="normal">θ</mi>
        <mi>d</mi>
      </msub>
      <mrow>
        <mo fence="true" stretchy="false">(</mo>
        <mrow>
          <mi>u</mi>
        </mrow>
        <mo fence="true" stretchy="false">)</mo>
      </mrow>
      <msub>
        <mi mathvariant="normal">θ</mi>
        <mi>d</mi>
      </msub>
      <mrow>
        <mrow>
          <mo fence="true" stretchy="false">(</mo>
          <mrow>
            <mi>v</mi>
          </mrow>
          <mo fence="true" stretchy="false">)</mo>
        </mrow>
        <mo stretchy="false">⋅</mo>
        <mn>..</mn>
      </mrow>
      <mi>.</mi>
    </mrow>
    <annotation encoding="StarMath 5.0">f_d(n) = 

sum from {1 + t cdot d} &lt;= n %theta_d(t)

- {1 over 2}cdot	sum from {(1 + t cdot d)(1 + u cdot d) &lt;= n }%theta_d( t )%theta_d( u )
			
+ {1 over 3}cdot	sum from {(1 + t cdot d)(1 + u cdot d)(1+v cdot d) &lt;= n }%theta_d( t ) %theta_d( u ) %theta_d( v ) cdot ...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n>1</mn>
                                          <mo stretchy="false">+</mo>
                                          <mi>x</mi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</mtext>
            <mrow>
              <mn>1</mn>
              <mo stretchy="false">+</mo>
              <mtext/>
            </mrow>
          </mrow>
        </mtd>
      </mtr>
      <mtr>
        <mtd>
          <mrow>
            <mtext>      </mtext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  <mo stretchy="false">⋅</mo>
              <mrow>
                <munder>
                  <mo stretchy="false">∑</mo>
                  <mrow>
                    <mrow>
                      <mn>1</mn>
                      <mo stretchy="false">+</mo>
                      <mrow>
                        <mi>j</mi>
                        <mo stretchy="false">⋅</mo>
                        <mi>x</mi>
                      </mrow>
                    </mrow>
                    <mo stretchy="false">≤</mo>
                    <mi>n</mi>
                  </mrow>
                </munder>
                <msub>
                  <mi>t</mi>
                  <mi>x</mi>
                </msub>
              </mrow>
            </mrow>
            <mrow>
              <mo fence="true" stretchy="false">(</mo>
              <mrow>
                <mi>j</mi>
              </mrow>
              <mo fence="true" stretchy="false">)</mo>
            </mrow>
            <msup>
              <mrow>
                <mo fence="true" stretchy="false">(</mo>
                <mrow>
                  <mrow>
                    <mn>1</mn>
                    <mo stretchy="false">+</mo>
                    <mrow>
                      <mi>j</mi>
                      <mo stretchy="false">⋅</mo>
                      <mi>x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n>2</mn>
                        </mtd>
                      </mtr>
                    </mtable>
                  </mrow>
                  <mo fence="true" stretchy="false">)</mo>
                </mrow>
                <mo stretchy="false">⋅</mo>
                <mrow>
                  <munder>
                    <mo stretchy="false">∑</mo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row>
                              <mi>j</mi>
                              <mo stretchy="false">⋅</mo>
                              <mi>x</mi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row>
                                <mi>k</mi>
                                <mo stretchy="false">⋅</mo>
                                <mi>x</mi>
                              </mrow>
                            </mrow>
                          </mrow>
                          <mo fence="true" stretchy="false">)</mo>
                        </mrow>
                        <mo stretchy="false">≤</mo>
                        <mi>n</mi>
                      </mrow>
                    </mrow>
                  </munder>
                  <msub>
                    <mi>t</mi>
                    <mi>x</mi>
                  </msub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sub>
              <mi>t</mi>
              <mi>x</mi>
            </msub>
            <mrow>
              <mo fence="true" stretchy="false">(</mo>
              <mrow>
                <mi>k</mi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j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>k</mi>
                            <mo stretchy="false">⋅</mo>
                            <mi>x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text/>
          </mrow>
        </mtd>
      </mtr>
      <mtr>
        <mtd>
          <mrow>
            <mrow>
              <mtext>      </mtext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n>..</mn>
            <mi>.</mi>
          </mrow>
        </mtd>
      </mtr>
    </mtable>
    <annotation encoding="StarMath 5.0">""[((1-(1+x)^{1-s})%zeta(s))^z]_n = 
"" newline "      "
1+
""newline "      "
(binom{z}{1}) cdot sum from {1 + j cdot x} &lt;= n t_x(j) (1 + j cdot x)^-s

""newline "      "
+ (binom{z}{2})cdot	sum from {(1 + j cdot x)(1 + k cdot x) &lt;= n }
			t_x( j )t_x( k )((1 + j cdot x)(1 + k cdot x))^-s
			
""newline "      "
+ (binom{z}{3})...</annotation>
  </semantics>
</math>
</file>

<file path=Object 7/content.xml><?xml version="1.0" encoding="utf-8"?>
<math xmlns="http://www.w3.org/1998/Math/MathML" display="block">
  <semantics>
    <mrow>
      <msub>
        <mi>f</mi>
        <mi>d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row>
                <mn>1</mn>
                <mo stretchy="false">+</mo>
                <mrow>
                  <mi>t</mi>
                  <mo stretchy="false">⋅</mo>
                  <mi>d</mi>
                </mrow>
              </mrow>
              <mo stretchy="false">≤</mo>
              <mi>n</mi>
            </mrow>
          </munder>
          <msub>
            <mi mathvariant="normal">θ</mi>
            <mi>d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i>log</mi>
      </mrow>
      <mrow>
        <mi>t</mi>
        <mo stretchy="false">−</mo>
        <mrow>
          <munder>
            <mo stretchy="false">∑</mo>
            <mrow>
              <mrow>
                <mo fence="true" stretchy="false">(</mo>
                <mrow>
                  <mrow>
                    <mn>1</mn>
                    <mo stretchy="false">+</mo>
                    <mrow>
                      <mi>t</mi>
                      <mo stretchy="false">⋅</mo>
                      <mi>d</mi>
                    </mrow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u</mi>
                        <mo stretchy="false">⋅</mo>
                        <mi>d</mi>
                      </mrow>
                    </mrow>
                  </mrow>
                  <mo fence="true" stretchy="false">)</mo>
                </mrow>
                <mo stretchy="false">≤</mo>
                <mi>n</mi>
              </mrow>
            </mrow>
          </munder>
          <msub>
            <mi mathvariant="normal">θ</mi>
            <mi>d</mi>
          </msub>
        </mrow>
      </mrow>
      <mrow>
        <mo fence="true" stretchy="false">(</mo>
        <mrow>
          <mi>t</mi>
        </mrow>
        <mo fence="true" stretchy="false">)</mo>
      </mrow>
      <msub>
        <mi mathvariant="normal">θ</mi>
        <mi>d</mi>
      </msub>
      <mrow>
        <mrow>
          <mo fence="true" stretchy="false">(</mo>
          <mrow>
            <mi>u</mi>
          </mrow>
          <mo fence="true" stretchy="false">)</mo>
        </mrow>
        <mo stretchy="false">⋅</mo>
        <mi>log</mi>
      </mrow>
      <mrow>
        <mi>t</mi>
        <mo stretchy="false">+</mo>
        <mrow>
          <munder>
            <mo stretchy="false">∑</mo>
            <mrow>
              <mrow>
                <mo fence="true" stretchy="false">(</mo>
                <mrow>
                  <mrow>
                    <mn>1</mn>
                    <mo stretchy="false">+</mo>
                    <mrow>
                      <mi>t</mi>
                      <mo stretchy="false">⋅</mo>
                      <mi>d</mi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+</mo>
                    <mrow>
                      <mi>u</mi>
                      <mo stretchy="false">⋅</mo>
                      <mi>d</mi>
                    </mrow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n>1</mn>
                      <mo stretchy="false">+</mo>
                      <mrow>
                        <mi>v</mi>
                        <mo stretchy="false">⋅</mo>
                        <mi>d</mi>
                      </mrow>
                    </mrow>
                  </mrow>
                  <mo fence="true" stretchy="false">)</mo>
                </mrow>
                <mo stretchy="false">≤</mo>
                <mi>n</mi>
              </mrow>
            </mrow>
          </munder>
          <msub>
            <mi mathvariant="normal">θ</mi>
            <mi>d</mi>
          </msub>
        </mrow>
      </mrow>
      <mrow>
        <mo fence="true" stretchy="false">(</mo>
        <mrow>
          <mi>t</mi>
        </mrow>
        <mo fence="true" stretchy="false">)</mo>
      </mrow>
      <msub>
        <mi mathvariant="normal">θ</mi>
        <mi>d</mi>
      </msub>
      <mrow>
        <mo fence="true" stretchy="false">(</mo>
        <mrow>
          <mi>u</mi>
        </mrow>
        <mo fence="true" stretchy="false">)</mo>
      </mrow>
      <msub>
        <mi mathvariant="normal">θ</mi>
        <mi>d</mi>
      </msub>
      <mrow>
        <mrow>
          <mo fence="true" stretchy="false">(</mo>
          <mrow>
            <mi>v</mi>
          </mrow>
          <mo fence="true" stretchy="false">)</mo>
        </mrow>
        <mo stretchy="false">⋅</mo>
        <mi>log</mi>
      </mrow>
      <mrow>
        <mi>t</mi>
        <mo stretchy="false">−</mo>
        <mn>..</mn>
      </mrow>
      <mi>.</mi>
    </mrow>
    <annotation encoding="StarMath 5.0">f_d(n) = 

sum from {1 + t cdot d} &lt;= n %theta_d(t) cdot log t

- sum from {(1 + t cdot d)(1 + u cdot d) &lt;= n }%theta_d( t )%theta_d( u ) cdot log t
			
+ sum from {(1 + t cdot d)(1 + u cdot d)(1+v cdot d) &lt;= n }%theta_d( t ) %theta_d( u ) %theta_d( v ) cdot log t -...</annotation>
  </semantics>
</math>
</file>